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Dcap not working in Daemon, Can daemon run threads?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use of template for signal API</text:p>
          </table:table-cell>
          <table:table-cell table:style-name="Default" table:number-columns-repeated="2"/>
          <table:table-cell office:value-type="string">
            <text:p>for set and get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7/30/2017</text:date>, <text:time>12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28S</meta:editing-duration>
    <meta:editing-cycles>77</meta:editing-cycles>
    <meta:generator>OpenOffice/4.1.3$Win32 OpenOffice.org_project/413m1$Build-9783</meta:generator>
    <dc:date>2017-07-30T12:04:14.73</dc:date>
    <dc:creator>Naveen Chakravarthy</dc:cre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